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a6caa" officeooo:paragraph-rsid="001a6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tions</text:p>
      <text:p text:style-name="P1">- Known effect of pollution on particular crabs</text:p>
      <text:p text:style-name="P1">- average size of species</text:p>
      <text:p text:style-name="P1"/>
      <text:p text:style-name="P1">Assumptions</text:p>
      <text:p text:style-name="P1">- Same sex (All males / Females)</text:p>
      <text:p text:style-name="P1">- similar food sources in each inlet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2:14:42.510887538</meta:creation-date>
    <dc:date>2022-04-26T12:16:57.067632756</dc:date>
    <meta:editing-duration>PT2M15S</meta:editing-duration>
    <meta:editing-cycles>1</meta:editing-cycles>
    <meta:generator>LibreOffice/7.3.2.2$Linux_X86_64 LibreOffice_project/30$Build-2</meta:generator>
    <meta:document-statistic meta:table-count="0" meta:image-count="0" meta:object-count="0" meta:page-count="1" meta:paragraph-count="6" meta:word-count="29" meta:character-count="164" meta:non-whitespace-character-count="140"/>
  </office:meta>
</office:document-meta>
</file>